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e3810" officeooo:paragraph-rsid="001e3810" style:font-size-asian="13pt" style:font-size-complex="13pt"/>
    </style:style>
    <style:style style:name="P2" style:family="paragraph" style:parent-style-name="Standard">
      <style:text-properties fo:font-size="13pt" officeooo:rsid="001e3810" officeooo:paragraph-rsid="00200fbc" style:font-size-asian="13pt" style:font-size-complex="13pt"/>
    </style:style>
    <style:style style:name="P3" style:family="paragraph" style:parent-style-name="Standard">
      <style:text-properties fo:font-size="13pt" officeooo:rsid="001e3810" officeooo:paragraph-rsid="0021c1e2" style:font-size-asian="13pt" style:font-size-complex="13pt"/>
    </style:style>
    <style:style style:name="P4" style:family="paragraph" style:parent-style-name="Standard">
      <style:text-properties fo:font-size="13pt" officeooo:rsid="001e3810" officeooo:paragraph-rsid="002394fd" style:font-size-asian="13pt" style:font-size-complex="13pt"/>
    </style:style>
    <style:style style:name="P5" style:family="paragraph" style:parent-style-name="Standard">
      <style:text-properties fo:font-size="13pt" officeooo:rsid="00200fbc" officeooo:paragraph-rsid="00200fbc" style:font-size-asian="13pt" style:font-size-complex="13pt"/>
    </style:style>
    <style:style style:name="T1" style:family="text">
      <style:text-properties style:font-name="Liberation Serif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0fb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0fbc" style:font-style-asian="normal" style:font-style-complex="normal"/>
    </style:style>
    <style:style style:name="T6" style:family="text">
      <style:text-properties fo:font-style="normal" officeooo:rsid="0021c1e2" style:font-style-asian="normal" style:font-style-complex="normal"/>
    </style:style>
    <style:style style:name="T7" style:family="text">
      <style:text-properties fo:font-style="normal" officeooo:rsid="002394fd" style:font-style-asian="normal" style:font-style-complex="normal"/>
    </style:style>
    <style:style style:name="T8" style:family="text">
      <style:text-properties fo:font-style="normal" officeooo:rsid="00242fc1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hapter I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2">There lived 2 Norwegian friends: Rom<text:span text:style-name="T1">ä</text:span>n Wițher and Wu<text:span text:style-name="T1">ɭ</text:span>ff S<text:span text:style-name="T1">ć</text:span>ott. They both had no parents: <text:s text:c="4"/>they had died in a fire.</text:p>
      <text:p text:style-name="P2"/>
      <text:p text:style-name="P2"/>
      <text:p text:style-name="P2">1 years later… </text:p>
      <text:p text:style-name="P1"/>
      <text:p text:style-name="P1"/>
      <text:p text:style-name="P5">It was a war.</text:p>
      <text:p text:style-name="P1"><text:s/>They had passed in a different families. The German army was scorching the Norwegian side to shreds… </text:p>
      <text:p text:style-name="P2"><text:tab/>There was <text:span text:style-name="T2">nothing </text:span><text:span text:style-name="T4">they could give, although their lives, but why risk killed by a foreign army. They would have to spent time in a shelter with strangers as the war was won or lost? </text:span><text:span text:style-name="T5">Wuɭff Sćott imagined the scenes of what would happen if Germany </text:span><text:span text:style-name="T7">force </text:span><text:span text:style-name="T5">won?</text:span></text:p>
      <text:p text:style-name="P2"><text:span text:style-name="T5"/></text:p>
      <text:p text:style-name="P2"><text:span text:style-name="T5">1. Territoryness <text:s text:c="46"/></text:span><text:span text:style-name="T7">It would go down in history that the German </text:span></text:p>
      <text:p text:style-name="P2"><text:span text:style-name="T5"><text:s text:c="72"/></text:span><text:span text:style-name="T7">side won. In fact, it would have been World </text:span></text:p>
      <text:p text:style-name="P2"><text:span text:style-name="T5">2. Murderous land <text:s text:c="42"/></text:span><text:span text:style-name="T7">War III.</text:span></text:p>
      <text:p text:style-name="P2"><text:span text:style-name="T5"><text:s text:c="81"/></text:span><text:span text:style-name="T7">(These would have been the last 2 forces </text:span></text:p>
      <text:p text:style-name="P2"><text:span text:style-name="T5">3. Unsafe land <text:s text:c="49"/></text:span><text:span text:style-name="T7">to invade each ather. All the rest of the forces </text:span></text:p>
      <text:p text:style-name="P2"><text:span text:style-name="T5"><text:s text:c="74"/></text:span><text:span text:style-name="T7">had been killed by earthquakes and volcano</text:span></text:p>
      <text:p text:style-name="P2"><text:span text:style-name="T5"><text:s text:c="99"/></text:span><text:span text:style-name="T7">eruptions.)</text:span></text:p>
      <text:p text:style-name="P2"><text:span text:style-name="T5"/></text:p>
      <text:p text:style-name="P2"><text:span text:style-name="T5">Those were the top 3 things that would happen if the German side had won, but if the Norwegian side had won, nothing of this would happen. In fact, these thing would happen if they</text:span><text:span text:style-name="T3"> won.</text:span><text:span text:style-name="T5"> </text:span></text:p>
      <text:p text:style-name="P2"><text:span text:style-name="T5"/></text:p>
      <text:p text:style-name="P2"><text:span text:style-name="T5">1. Happiness</text:span></text:p>
      <text:p text:style-name="P2"><text:span text:style-name="T5"/></text:p>
      <text:p text:style-name="P2"><text:span text:style-name="T5">2. Normalness</text:span></text:p>
      <text:p text:style-name="P2"><text:span text:style-name="T5"/></text:p>
      <text:p text:style-name="P3"><text:span text:style-name="T5">3. Relived </text:span></text:p>
      <text:p text:style-name="P3"><text:span text:style-name="T5"/></text:p>
      <text:p text:style-name="P3"><text:span text:style-name="T5"/></text:p>
      <text:p text:style-name="P3"><text:span text:style-name="T5"><text:s text:c="137"/></text:span><text:span text:style-name="T6">Page 1</text:span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6"/></text:p>
      <text:p text:style-name="P3"><text:span text:style-name="T6">At the rate of survival though, it would be 0.0000001. </text:span></text:p>
      <text:p text:style-name="P3"><text:span text:style-name="T6"><text:tab/>At this particular moment, soldiers, troops, and generals fled and the army tanks rotated 360digrees and went back to the hut, and, even worse, German soldiers started attacking. </text:span></text:p>
      <text:p text:style-name="P4"><text:span text:style-name="T6"><text:tab/>They shot from their rifles and bazookas, and the Norwegian </text:span><text:span text:style-name="T7">army</text:span><text:span text:style-name="T6"> lay dead on the battlefield. </text:span></text:p>
      <text:p text:style-name="P4"><text:span text:style-name="T6"><text:tab/></text:span><text:span text:style-name="T7">The 1 thing in </text:span><text:span text:style-name="T8">his mind was </text:span><text:span text:style-name="T6"><text:s/></text:span><text:span text:style-name="T5"><text:s text:c="2"/></text:span><text:span text:style-name="T4"><text:s text:c="2"/></text:span></text:p>
      <text:p text:style-name="P1"/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9:40:27.153000000</meta:creation-date>
    <dc:date>2016-12-20T19:30:53.739000000</dc:date>
    <meta:editing-duration>PT5H17M49S</meta:editing-duration>
    <meta:editing-cycles>2</meta:editing-cycles>
    <meta:generator>LibreOffice/5.1.3.2$Windows_x86 LibreOffice_project/644e4637d1d8544fd9f56425bd6cec110e49301b</meta:generator>
    <meta:document-statistic meta:table-count="0" meta:image-count="0" meta:object-count="0" meta:page-count="2" meta:paragraph-count="24" meta:word-count="254" meta:character-count="1999" meta:non-whitespace-character-count="1136"/>
  </office:meta>
</office:document-meta>
</file>